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2_sum_re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97" calcext:value-type="float">
            <text:p>3797</text:p>
          </table:table-cell>
          <table:table-cell office:value-type="float" office:value="3" calcext:value-type="float">
            <text:p>3</text:p>
          </table:table-cell>
          <table:table-cell office:value-type="float" office:value="11.051579508946" calcext:value-type="float">
            <text:p>11.051579508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61" calcext:value-type="float">
            <text:p>4261</text:p>
          </table:table-cell>
          <table:table-cell office:value-type="float" office:value="6" calcext:value-type="float">
            <text:p>6</text:p>
          </table:table-cell>
          <table:table-cell office:value-type="float" office:value="11.219676478039" calcext:value-type="float">
            <text:p>11.2196764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725" calcext:value-type="float">
            <text:p>4725</text:p>
          </table:table-cell>
          <table:table-cell office:value-type="float" office:value="9" calcext:value-type="float">
            <text:p>9</text:p>
          </table:table-cell>
          <table:table-cell office:value-type="float" office:value="8.3160921765126" calcext:value-type="float">
            <text:p>8.316092176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89" calcext:value-type="float">
            <text:p>5189</text:p>
          </table:table-cell>
          <table:table-cell office:value-type="float" office:value="12" calcext:value-type="float">
            <text:p>12</text:p>
          </table:table-cell>
          <table:table-cell office:value-type="float" office:value="10.631497584727" calcext:value-type="float">
            <text:p>10.63149758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53" calcext:value-type="float">
            <text:p>5653</text:p>
          </table:table-cell>
          <table:table-cell office:value-type="float" office:value="15" calcext:value-type="float">
            <text:p>15</text:p>
          </table:table-cell>
          <table:table-cell office:value-type="float" office:value="9.1871359241574" calcext:value-type="float">
            <text:p>9.18713592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117" calcext:value-type="float">
            <text:p>6117</text:p>
          </table:table-cell>
          <table:table-cell office:value-type="float" office:value="18" calcext:value-type="float">
            <text:p>18</text:p>
          </table:table-cell>
          <table:table-cell office:value-type="float" office:value="10.632384001111" calcext:value-type="float">
            <text:p>10.63238400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581" calcext:value-type="float">
            <text:p>6581</text:p>
          </table:table-cell>
          <table:table-cell office:value-type="float" office:value="21" calcext:value-type="float">
            <text:p>21</text:p>
          </table:table-cell>
          <table:table-cell office:value-type="float" office:value="9.9570163079391" calcext:value-type="float">
            <text:p>9.957016307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045" calcext:value-type="float">
            <text:p>7045</text:p>
          </table:table-cell>
          <table:table-cell office:value-type="float" office:value="24" calcext:value-type="float">
            <text:p>24</text:p>
          </table:table-cell>
          <table:table-cell office:value-type="float" office:value="11.013558905808" calcext:value-type="float">
            <text:p>11.01355890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509" calcext:value-type="float">
            <text:p>7509</text:p>
          </table:table-cell>
          <table:table-cell office:value-type="float" office:value="27" calcext:value-type="float">
            <text:p>27</text:p>
          </table:table-cell>
          <table:table-cell office:value-type="float" office:value="8.9203948774771" calcext:value-type="float">
            <text:p>8.92039487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973" calcext:value-type="float">
            <text:p>7973</text:p>
          </table:table-cell>
          <table:table-cell office:value-type="float" office:value="30" calcext:value-type="float">
            <text:p>30</text:p>
          </table:table-cell>
          <table:table-cell office:value-type="float" office:value="8.3988129151367" calcext:value-type="float">
            <text:p>8.39881291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437" calcext:value-type="float">
            <text:p>8437</text:p>
          </table:table-cell>
          <table:table-cell office:value-type="float" office:value="33" calcext:value-type="float">
            <text:p>33</text:p>
          </table:table-cell>
          <table:table-cell office:value-type="float" office:value="11.470717746807" calcext:value-type="float">
            <text:p>11.470717746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901" calcext:value-type="float">
            <text:p>8901</text:p>
          </table:table-cell>
          <table:table-cell office:value-type="float" office:value="36" calcext:value-type="float">
            <text:p>36</text:p>
          </table:table-cell>
          <table:table-cell office:value-type="float" office:value="11.22411973387" calcext:value-type="float">
            <text:p>11.22411973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365" calcext:value-type="float">
            <text:p>9365</text:p>
          </table:table-cell>
          <table:table-cell office:value-type="float" office:value="39" calcext:value-type="float">
            <text:p>39</text:p>
          </table:table-cell>
          <table:table-cell office:value-type="float" office:value="10.832355733182" calcext:value-type="float">
            <text:p>10.832355733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829" calcext:value-type="float">
            <text:p>9829</text:p>
          </table:table-cell>
          <table:table-cell office:value-type="float" office:value="42" calcext:value-type="float">
            <text:p>42</text:p>
          </table:table-cell>
          <table:table-cell office:value-type="float" office:value="10.138191897454" calcext:value-type="float">
            <text:p>10.13819189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293" calcext:value-type="float">
            <text:p>10293</text:p>
          </table:table-cell>
          <table:table-cell office:value-type="float" office:value="45" calcext:value-type="float">
            <text:p>45</text:p>
          </table:table-cell>
          <table:table-cell office:value-type="float" office:value="10.12598641044" calcext:value-type="float">
            <text:p>10.12598641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757" calcext:value-type="float">
            <text:p>10757</text:p>
          </table:table-cell>
          <table:table-cell office:value-type="float" office:value="48" calcext:value-type="float">
            <text:p>48</text:p>
          </table:table-cell>
          <table:table-cell office:value-type="float" office:value="11.025215137343" calcext:value-type="float">
            <text:p>11.025215137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221" calcext:value-type="float">
            <text:p>11221</text:p>
          </table:table-cell>
          <table:table-cell office:value-type="float" office:value="51" calcext:value-type="float">
            <text:p>51</text:p>
          </table:table-cell>
          <table:table-cell office:value-type="float" office:value="10.91882470946" calcext:value-type="float">
            <text:p>10.918824709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685" calcext:value-type="float">
            <text:p>11685</text:p>
          </table:table-cell>
          <table:table-cell office:value-type="float" office:value="54" calcext:value-type="float">
            <text:p>54</text:p>
          </table:table-cell>
          <table:table-cell office:value-type="float" office:value="9.3514224751435" calcext:value-type="float">
            <text:p>9.35142247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149" calcext:value-type="float">
            <text:p>12149</text:p>
          </table:table-cell>
          <table:table-cell office:value-type="float" office:value="57" calcext:value-type="float">
            <text:p>57</text:p>
          </table:table-cell>
          <table:table-cell office:value-type="float" office:value="11.78496018175" calcext:value-type="float">
            <text:p>11.78496018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616" calcext:value-type="float">
            <text:p>12616</text:p>
          </table:table-cell>
          <table:table-cell office:value-type="float" office:value="60" calcext:value-type="float">
            <text:p>60</text:p>
          </table:table-cell>
          <table:table-cell office:value-type="float" office:value="57.032222650001" calcext:value-type="float">
            <text:p>57.0322226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080" calcext:value-type="float">
            <text:p>13080</text:p>
          </table:table-cell>
          <table:table-cell office:value-type="float" office:value="63" calcext:value-type="float">
            <text:p>63</text:p>
          </table:table-cell>
          <table:table-cell office:value-type="float" office:value="53.305205157638" calcext:value-type="float">
            <text:p>53.305205157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544" calcext:value-type="float">
            <text:p>13544</text:p>
          </table:table-cell>
          <table:table-cell office:value-type="float" office:value="66" calcext:value-type="float">
            <text:p>66</text:p>
          </table:table-cell>
          <table:table-cell office:value-type="float" office:value="56.636400976786" calcext:value-type="float">
            <text:p>56.636400976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008" calcext:value-type="float">
            <text:p>14008</text:p>
          </table:table-cell>
          <table:table-cell office:value-type="float" office:value="69" calcext:value-type="float">
            <text:p>69</text:p>
          </table:table-cell>
          <table:table-cell office:value-type="float" office:value="57.195743909045" calcext:value-type="float">
            <text:p>57.19574390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72" calcext:value-type="float">
            <text:p>14472</text:p>
          </table:table-cell>
          <table:table-cell office:value-type="float" office:value="72" calcext:value-type="float">
            <text:p>72</text:p>
          </table:table-cell>
          <table:table-cell office:value-type="float" office:value="59.560897396125" calcext:value-type="float">
            <text:p>59.560897396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936" calcext:value-type="float">
            <text:p>14936</text:p>
          </table:table-cell>
          <table:table-cell office:value-type="float" office:value="75" calcext:value-type="float">
            <text:p>75</text:p>
          </table:table-cell>
          <table:table-cell office:value-type="float" office:value="59.193910083482" calcext:value-type="float">
            <text:p>59.193910083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400" calcext:value-type="float">
            <text:p>15400</text:p>
          </table:table-cell>
          <table:table-cell office:value-type="float" office:value="78" calcext:value-type="float">
            <text:p>78</text:p>
          </table:table-cell>
          <table:table-cell office:value-type="float" office:value="58.779882942854" calcext:value-type="float">
            <text:p>58.77988294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864" calcext:value-type="float">
            <text:p>15864</text:p>
          </table:table-cell>
          <table:table-cell office:value-type="float" office:value="81" calcext:value-type="float">
            <text:p>81</text:p>
          </table:table-cell>
          <table:table-cell office:value-type="float" office:value="55.646702462029" calcext:value-type="float">
            <text:p>55.6467024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328" calcext:value-type="float">
            <text:p>16328</text:p>
          </table:table-cell>
          <table:table-cell office:value-type="float" office:value="84" calcext:value-type="float">
            <text:p>84</text:p>
          </table:table-cell>
          <table:table-cell office:value-type="float" office:value="59.134158890308" calcext:value-type="float">
            <text:p>59.13415889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792" calcext:value-type="float">
            <text:p>16792</text:p>
          </table:table-cell>
          <table:table-cell office:value-type="float" office:value="87" calcext:value-type="float">
            <text:p>87</text:p>
          </table:table-cell>
          <table:table-cell office:value-type="float" office:value="55.933005721317" calcext:value-type="float">
            <text:p>55.933005721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258" calcext:value-type="float">
            <text:p>17258</text:p>
          </table:table-cell>
          <table:table-cell office:value-type="float" office:value="90" calcext:value-type="float">
            <text:p>90</text:p>
          </table:table-cell>
          <table:table-cell office:value-type="float" office:value="59.18955781291" calcext:value-type="float">
            <text:p>59.18955781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8740" calcext:value-type="float">
            <text:p>18740</text:p>
          </table:table-cell>
          <table:table-cell office:value-type="float" office:value="93" calcext:value-type="float">
            <text:p>93</text:p>
          </table:table-cell>
          <table:table-cell office:value-type="float" office:value="56.999367362621" calcext:value-type="float">
            <text:p>56.999367362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204" calcext:value-type="float">
            <text:p>19204</text:p>
          </table:table-cell>
          <table:table-cell office:value-type="float" office:value="96" calcext:value-type="float">
            <text:p>96</text:p>
          </table:table-cell>
          <table:table-cell office:value-type="float" office:value="57.321158646845" calcext:value-type="float">
            <text:p>57.321158646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668" calcext:value-type="float">
            <text:p>19668</text:p>
          </table:table-cell>
          <table:table-cell office:value-type="float" office:value="99" calcext:value-type="float">
            <text:p>99</text:p>
          </table:table-cell>
          <table:table-cell office:value-type="float" office:value="58.236447574853" calcext:value-type="float">
            <text:p>58.236447574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32" calcext:value-type="float">
            <text:p>20132</text:p>
          </table:table-cell>
          <table:table-cell office:value-type="float" office:value="102" calcext:value-type="float">
            <text:p>102</text:p>
          </table:table-cell>
          <table:table-cell office:value-type="float" office:value="59.970847484285" calcext:value-type="float">
            <text:p>59.970847484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596" calcext:value-type="float">
            <text:p>20596</text:p>
          </table:table-cell>
          <table:table-cell office:value-type="float" office:value="105" calcext:value-type="float">
            <text:p>105</text:p>
          </table:table-cell>
          <table:table-cell office:value-type="float" office:value="56.373545045089" calcext:value-type="float">
            <text:p>56.37354504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060" calcext:value-type="float">
            <text:p>21060</text:p>
          </table:table-cell>
          <table:table-cell office:value-type="float" office:value="108" calcext:value-type="float">
            <text:p>108</text:p>
          </table:table-cell>
          <table:table-cell office:value-type="float" office:value="54.494621936981" calcext:value-type="float">
            <text:p>54.4946219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524" calcext:value-type="float">
            <text:p>21524</text:p>
          </table:table-cell>
          <table:table-cell office:value-type="float" office:value="111" calcext:value-type="float">
            <text:p>111</text:p>
          </table:table-cell>
          <table:table-cell office:value-type="float" office:value="53.449884820819" calcext:value-type="float">
            <text:p>53.44988482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988" calcext:value-type="float">
            <text:p>21988</text:p>
          </table:table-cell>
          <table:table-cell office:value-type="float" office:value="114" calcext:value-type="float">
            <text:p>114</text:p>
          </table:table-cell>
          <table:table-cell office:value-type="float" office:value="60.929941407984" calcext:value-type="float">
            <text:p>60.9299414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452" calcext:value-type="float">
            <text:p>22452</text:p>
          </table:table-cell>
          <table:table-cell office:value-type="float" office:value="117" calcext:value-type="float">
            <text:p>117</text:p>
          </table:table-cell>
          <table:table-cell office:value-type="float" office:value="53.156765458213" calcext:value-type="float">
            <text:p>53.156765458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916" calcext:value-type="float">
            <text:p>22916</text:p>
          </table:table-cell>
          <table:table-cell office:value-type="float" office:value="120" calcext:value-type="float">
            <text:p>120</text:p>
          </table:table-cell>
          <table:table-cell office:value-type="float" office:value="58.029943830529" calcext:value-type="float">
            <text:p>58.029943830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506" calcext:value-type="float">
            <text:p>24506</text:p>
          </table:table-cell>
          <table:table-cell office:value-type="float" office:value="123" calcext:value-type="float">
            <text:p>123</text:p>
          </table:table-cell>
          <table:table-cell office:value-type="float" office:value="55.902155226193" calcext:value-type="float">
            <text:p>55.90215522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6594" calcext:value-type="float">
            <text:p>26594</text:p>
          </table:table-cell>
          <table:table-cell office:value-type="float" office:value="126" calcext:value-type="float">
            <text:p>126</text:p>
          </table:table-cell>
          <table:table-cell office:value-type="float" office:value="56.722188221719" calcext:value-type="float">
            <text:p>56.72218822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058" calcext:value-type="float">
            <text:p>27058</text:p>
          </table:table-cell>
          <table:table-cell office:value-type="float" office:value="129" calcext:value-type="float">
            <text:p>129</text:p>
          </table:table-cell>
          <table:table-cell office:value-type="float" office:value="59.234305387683" calcext:value-type="float">
            <text:p>59.23430538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522" calcext:value-type="float">
            <text:p>27522</text:p>
          </table:table-cell>
          <table:table-cell office:value-type="float" office:value="132" calcext:value-type="float">
            <text:p>132</text:p>
          </table:table-cell>
          <table:table-cell office:value-type="float" office:value="58.327269444604" calcext:value-type="float">
            <text:p>58.327269444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986" calcext:value-type="float">
            <text:p>27986</text:p>
          </table:table-cell>
          <table:table-cell office:value-type="float" office:value="135" calcext:value-type="float">
            <text:p>135</text:p>
          </table:table-cell>
          <table:table-cell office:value-type="float" office:value="56.874860120602" calcext:value-type="float">
            <text:p>56.87486012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450" calcext:value-type="float">
            <text:p>28450</text:p>
          </table:table-cell>
          <table:table-cell office:value-type="float" office:value="138" calcext:value-type="float">
            <text:p>138</text:p>
          </table:table-cell>
          <table:table-cell office:value-type="float" office:value="51.622441933543" calcext:value-type="float">
            <text:p>51.622441933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914" calcext:value-type="float">
            <text:p>28914</text:p>
          </table:table-cell>
          <table:table-cell office:value-type="float" office:value="141" calcext:value-type="float">
            <text:p>141</text:p>
          </table:table-cell>
          <table:table-cell office:value-type="float" office:value="48.968461247782" calcext:value-type="float">
            <text:p>48.96846124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378" calcext:value-type="float">
            <text:p>29378</text:p>
          </table:table-cell>
          <table:table-cell office:value-type="float" office:value="144" calcext:value-type="float">
            <text:p>144</text:p>
          </table:table-cell>
          <table:table-cell office:value-type="float" office:value="61.487598017982" calcext:value-type="float">
            <text:p>61.487598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842" calcext:value-type="float">
            <text:p>29842</text:p>
          </table:table-cell>
          <table:table-cell office:value-type="float" office:value="147" calcext:value-type="float">
            <text:p>147</text:p>
          </table:table-cell>
          <table:table-cell office:value-type="float" office:value="56.515109577554" calcext:value-type="float">
            <text:p>56.515109577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306" calcext:value-type="float">
            <text:p>30306</text:p>
          </table:table-cell>
          <table:table-cell office:value-type="float" office:value="150" calcext:value-type="float">
            <text:p>150</text:p>
          </table:table-cell>
          <table:table-cell office:value-type="float" office:value="56.848488722904" calcext:value-type="float">
            <text:p>56.84848872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770" calcext:value-type="float">
            <text:p>30770</text:p>
          </table:table-cell>
          <table:table-cell office:value-type="float" office:value="153" calcext:value-type="float">
            <text:p>153</text:p>
          </table:table-cell>
          <table:table-cell office:value-type="float" office:value="59.808372319421" calcext:value-type="float">
            <text:p>59.808372319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234" calcext:value-type="float">
            <text:p>31234</text:p>
          </table:table-cell>
          <table:table-cell office:value-type="float" office:value="156" calcext:value-type="float">
            <text:p>156</text:p>
          </table:table-cell>
          <table:table-cell office:value-type="float" office:value="55.073951410982" calcext:value-type="float">
            <text:p>55.0739514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698" calcext:value-type="float">
            <text:p>31698</text:p>
          </table:table-cell>
          <table:table-cell office:value-type="float" office:value="159" calcext:value-type="float">
            <text:p>159</text:p>
          </table:table-cell>
          <table:table-cell office:value-type="float" office:value="55.901016394914" calcext:value-type="float">
            <text:p>55.901016394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162" calcext:value-type="float">
            <text:p>32162</text:p>
          </table:table-cell>
          <table:table-cell office:value-type="float" office:value="162" calcext:value-type="float">
            <text:p>162</text:p>
          </table:table-cell>
          <table:table-cell office:value-type="float" office:value="54.67272296851" calcext:value-type="float">
            <text:p>54.67272296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626" calcext:value-type="float">
            <text:p>32626</text:p>
          </table:table-cell>
          <table:table-cell office:value-type="float" office:value="165" calcext:value-type="float">
            <text:p>165</text:p>
          </table:table-cell>
          <table:table-cell office:value-type="float" office:value="54.636847821867" calcext:value-type="float">
            <text:p>54.636847821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3090" calcext:value-type="float">
            <text:p>33090</text:p>
          </table:table-cell>
          <table:table-cell office:value-type="float" office:value="168" calcext:value-type="float">
            <text:p>168</text:p>
          </table:table-cell>
          <table:table-cell office:value-type="float" office:value="58.093658892585" calcext:value-type="float">
            <text:p>58.093658892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3554" calcext:value-type="float">
            <text:p>33554</text:p>
          </table:table-cell>
          <table:table-cell office:value-type="float" office:value="171" calcext:value-type="float">
            <text:p>171</text:p>
          </table:table-cell>
          <table:table-cell office:value-type="float" office:value="57.158163692315" calcext:value-type="float">
            <text:p>57.15816369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018" calcext:value-type="float">
            <text:p>34018</text:p>
          </table:table-cell>
          <table:table-cell office:value-type="float" office:value="174" calcext:value-type="float">
            <text:p>174</text:p>
          </table:table-cell>
          <table:table-cell office:value-type="float" office:value="62.113746025429" calcext:value-type="float">
            <text:p>62.113746025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482" calcext:value-type="float">
            <text:p>34482</text:p>
          </table:table-cell>
          <table:table-cell office:value-type="float" office:value="177" calcext:value-type="float">
            <text:p>177</text:p>
          </table:table-cell>
          <table:table-cell office:value-type="float" office:value="50.827878504136" calcext:value-type="float">
            <text:p>50.827878504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948" calcext:value-type="float">
            <text:p>34948</text:p>
          </table:table-cell>
          <table:table-cell office:value-type="float" office:value="180" calcext:value-type="float">
            <text:p>180</text:p>
          </table:table-cell>
          <table:table-cell office:value-type="float" office:value="60.782535627742" calcext:value-type="float">
            <text:p>60.78253562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492" calcext:value-type="float">
            <text:p>36492</text:p>
          </table:table-cell>
          <table:table-cell office:value-type="float" office:value="183" calcext:value-type="float">
            <text:p>183</text:p>
          </table:table-cell>
          <table:table-cell office:value-type="float" office:value="52.011089616243" calcext:value-type="float">
            <text:p>52.01108961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956" calcext:value-type="float">
            <text:p>36956</text:p>
          </table:table-cell>
          <table:table-cell office:value-type="float" office:value="186" calcext:value-type="float">
            <text:p>186</text:p>
          </table:table-cell>
          <table:table-cell office:value-type="float" office:value="57.993935049639" calcext:value-type="float">
            <text:p>57.993935049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420" calcext:value-type="float">
            <text:p>37420</text:p>
          </table:table-cell>
          <table:table-cell office:value-type="float" office:value="189" calcext:value-type="float">
            <text:p>189</text:p>
          </table:table-cell>
          <table:table-cell office:value-type="float" office:value="57.397137038227" calcext:value-type="float">
            <text:p>57.397137038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884" calcext:value-type="float">
            <text:p>37884</text:p>
          </table:table-cell>
          <table:table-cell office:value-type="float" office:value="192" calcext:value-type="float">
            <text:p>192</text:p>
          </table:table-cell>
          <table:table-cell office:value-type="float" office:value="58.465283702026" calcext:value-type="float">
            <text:p>58.46528370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348" calcext:value-type="float">
            <text:p>38348</text:p>
          </table:table-cell>
          <table:table-cell office:value-type="float" office:value="195" calcext:value-type="float">
            <text:p>195</text:p>
          </table:table-cell>
          <table:table-cell office:value-type="float" office:value="55.195453908795" calcext:value-type="float">
            <text:p>55.195453908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812" calcext:value-type="float">
            <text:p>38812</text:p>
          </table:table-cell>
          <table:table-cell office:value-type="float" office:value="198" calcext:value-type="float">
            <text:p>198</text:p>
          </table:table-cell>
          <table:table-cell office:value-type="float" office:value="55.333440100328" calcext:value-type="float">
            <text:p>55.33344010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276" calcext:value-type="float">
            <text:p>39276</text:p>
          </table:table-cell>
          <table:table-cell office:value-type="float" office:value="201" calcext:value-type="float">
            <text:p>201</text:p>
          </table:table-cell>
          <table:table-cell office:value-type="float" office:value="58.128168438487" calcext:value-type="float">
            <text:p>58.12816843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740" calcext:value-type="float">
            <text:p>39740</text:p>
          </table:table-cell>
          <table:table-cell office:value-type="float" office:value="204" calcext:value-type="float">
            <text:p>204</text:p>
          </table:table-cell>
          <table:table-cell office:value-type="float" office:value="60.279373117787" calcext:value-type="float">
            <text:p>60.27937311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204" calcext:value-type="float">
            <text:p>40204</text:p>
          </table:table-cell>
          <table:table-cell office:value-type="float" office:value="207" calcext:value-type="float">
            <text:p>207</text:p>
          </table:table-cell>
          <table:table-cell office:value-type="float" office:value="56.55517342244" calcext:value-type="float">
            <text:p>56.55517342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668" calcext:value-type="float">
            <text:p>40668</text:p>
          </table:table-cell>
          <table:table-cell office:value-type="float" office:value="210" calcext:value-type="float">
            <text:p>210</text:p>
          </table:table-cell>
          <table:table-cell office:value-type="float" office:value="57.605768177937" calcext:value-type="float">
            <text:p>57.605768177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132" calcext:value-type="float">
            <text:p>41132</text:p>
          </table:table-cell>
          <table:table-cell office:value-type="float" office:value="213" calcext:value-type="float">
            <text:p>213</text:p>
          </table:table-cell>
          <table:table-cell office:value-type="float" office:value="54.822806142352" calcext:value-type="float">
            <text:p>54.82280614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596" calcext:value-type="float">
            <text:p>41596</text:p>
          </table:table-cell>
          <table:table-cell office:value-type="float" office:value="216" calcext:value-type="float">
            <text:p>216</text:p>
          </table:table-cell>
          <table:table-cell office:value-type="float" office:value="57.589666351773" calcext:value-type="float">
            <text:p>57.58966635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060" calcext:value-type="float">
            <text:p>42060</text:p>
          </table:table-cell>
          <table:table-cell office:value-type="float" office:value="219" calcext:value-type="float">
            <text:p>219</text:p>
          </table:table-cell>
          <table:table-cell office:value-type="float" office:value="55.41079894016" calcext:value-type="float">
            <text:p>55.410798940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524" calcext:value-type="float">
            <text:p>42524</text:p>
          </table:table-cell>
          <table:table-cell office:value-type="float" office:value="222" calcext:value-type="float">
            <text:p>222</text:p>
          </table:table-cell>
          <table:table-cell office:value-type="float" office:value="57.024986386071" calcext:value-type="float">
            <text:p>57.024986386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988" calcext:value-type="float">
            <text:p>42988</text:p>
          </table:table-cell>
          <table:table-cell office:value-type="float" office:value="225" calcext:value-type="float">
            <text:p>225</text:p>
          </table:table-cell>
          <table:table-cell office:value-type="float" office:value="59.389218429145" calcext:value-type="float">
            <text:p>59.389218429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452" calcext:value-type="float">
            <text:p>43452</text:p>
          </table:table-cell>
          <table:table-cell office:value-type="float" office:value="228" calcext:value-type="float">
            <text:p>228</text:p>
          </table:table-cell>
          <table:table-cell office:value-type="float" office:value="62.250186876891" calcext:value-type="float">
            <text:p>62.250186876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916" calcext:value-type="float">
            <text:p>43916</text:p>
          </table:table-cell>
          <table:table-cell office:value-type="float" office:value="231" calcext:value-type="float">
            <text:p>231</text:p>
          </table:table-cell>
          <table:table-cell office:value-type="float" office:value="63.477855339527" calcext:value-type="float">
            <text:p>63.477855339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4380" calcext:value-type="float">
            <text:p>44380</text:p>
          </table:table-cell>
          <table:table-cell office:value-type="float" office:value="234" calcext:value-type="float">
            <text:p>234</text:p>
          </table:table-cell>
          <table:table-cell office:value-type="float" office:value="58.381684446969" calcext:value-type="float">
            <text:p>58.3816844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4844" calcext:value-type="float">
            <text:p>44844</text:p>
          </table:table-cell>
          <table:table-cell office:value-type="float" office:value="237" calcext:value-type="float">
            <text:p>237</text:p>
          </table:table-cell>
          <table:table-cell office:value-type="float" office:value="59.404840356797" calcext:value-type="float">
            <text:p>59.404840356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308" calcext:value-type="float">
            <text:p>45308</text:p>
          </table:table-cell>
          <table:table-cell office:value-type="float" office:value="240" calcext:value-type="float">
            <text:p>240</text:p>
          </table:table-cell>
          <table:table-cell office:value-type="float" office:value="60.377397088246" calcext:value-type="float">
            <text:p>60.377397088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772" calcext:value-type="float">
            <text:p>45772</text:p>
          </table:table-cell>
          <table:table-cell office:value-type="float" office:value="243" calcext:value-type="float">
            <text:p>243</text:p>
          </table:table-cell>
          <table:table-cell office:value-type="float" office:value="51.362896225801" calcext:value-type="float">
            <text:p>51.36289622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7164" calcext:value-type="float">
            <text:p>47164</text:p>
          </table:table-cell>
          <table:table-cell office:value-type="float" office:value="246" calcext:value-type="float">
            <text:p>246</text:p>
          </table:table-cell>
          <table:table-cell office:value-type="float" office:value="57.696518141258" calcext:value-type="float">
            <text:p>57.696518141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252" calcext:value-type="float">
            <text:p>49252</text:p>
          </table:table-cell>
          <table:table-cell office:value-type="float" office:value="249" calcext:value-type="float">
            <text:p>249</text:p>
          </table:table-cell>
          <table:table-cell office:value-type="float" office:value="53.047183418076" calcext:value-type="float">
            <text:p>53.047183418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716" calcext:value-type="float">
            <text:p>49716</text:p>
          </table:table-cell>
          <table:table-cell office:value-type="float" office:value="252" calcext:value-type="float">
            <text:p>252</text:p>
          </table:table-cell>
          <table:table-cell office:value-type="float" office:value="56.885634353285" calcext:value-type="float">
            <text:p>56.885634353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180" calcext:value-type="float">
            <text:p>50180</text:p>
          </table:table-cell>
          <table:table-cell office:value-type="float" office:value="255" calcext:value-type="float">
            <text:p>255</text:p>
          </table:table-cell>
          <table:table-cell office:value-type="float" office:value="48.225060111081" calcext:value-type="float">
            <text:p>48.22506011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644" calcext:value-type="float">
            <text:p>50644</text:p>
          </table:table-cell>
          <table:table-cell office:value-type="float" office:value="258" calcext:value-type="float">
            <text:p>258</text:p>
          </table:table-cell>
          <table:table-cell office:value-type="float" office:value="61.105287623308" calcext:value-type="float">
            <text:p>61.105287623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108" calcext:value-type="float">
            <text:p>51108</text:p>
          </table:table-cell>
          <table:table-cell office:value-type="float" office:value="261" calcext:value-type="float">
            <text:p>261</text:p>
          </table:table-cell>
          <table:table-cell office:value-type="float" office:value="56.87480037512" calcext:value-type="float">
            <text:p>56.87480037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572" calcext:value-type="float">
            <text:p>51572</text:p>
          </table:table-cell>
          <table:table-cell office:value-type="float" office:value="264" calcext:value-type="float">
            <text:p>264</text:p>
          </table:table-cell>
          <table:table-cell office:value-type="float" office:value="56.203532849084" calcext:value-type="float">
            <text:p>56.203532849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036" calcext:value-type="float">
            <text:p>52036</text:p>
          </table:table-cell>
          <table:table-cell office:value-type="float" office:value="267" calcext:value-type="float">
            <text:p>267</text:p>
          </table:table-cell>
          <table:table-cell office:value-type="float" office:value="54.768739117783" calcext:value-type="float">
            <text:p>54.76873911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502" calcext:value-type="float">
            <text:p>52502</text:p>
          </table:table-cell>
          <table:table-cell office:value-type="float" office:value="270" calcext:value-type="float">
            <text:p>270</text:p>
          </table:table-cell>
          <table:table-cell office:value-type="float" office:value="56.981724783199" calcext:value-type="float">
            <text:p>56.981724783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024" calcext:value-type="float">
            <text:p>54024</text:p>
          </table:table-cell>
          <table:table-cell office:value-type="float" office:value="273" calcext:value-type="float">
            <text:p>273</text:p>
          </table:table-cell>
          <table:table-cell office:value-type="float" office:value="57.604998844231" calcext:value-type="float">
            <text:p>57.60499884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488" calcext:value-type="float">
            <text:p>54488</text:p>
          </table:table-cell>
          <table:table-cell office:value-type="float" office:value="276" calcext:value-type="float">
            <text:p>276</text:p>
          </table:table-cell>
          <table:table-cell office:value-type="float" office:value="51.342139266349" calcext:value-type="float">
            <text:p>51.34213926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952" calcext:value-type="float">
            <text:p>54952</text:p>
          </table:table-cell>
          <table:table-cell office:value-type="float" office:value="279" calcext:value-type="float">
            <text:p>279</text:p>
          </table:table-cell>
          <table:table-cell office:value-type="float" office:value="59.601958927801" calcext:value-type="float">
            <text:p>59.60195892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5416" calcext:value-type="float">
            <text:p>55416</text:p>
          </table:table-cell>
          <table:table-cell office:value-type="float" office:value="282" calcext:value-type="float">
            <text:p>282</text:p>
          </table:table-cell>
          <table:table-cell office:value-type="float" office:value="56.018769095875" calcext:value-type="float">
            <text:p>56.01876909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5880" calcext:value-type="float">
            <text:p>55880</text:p>
          </table:table-cell>
          <table:table-cell office:value-type="float" office:value="285" calcext:value-type="float">
            <text:p>285</text:p>
          </table:table-cell>
          <table:table-cell office:value-type="float" office:value="61.575543286825" calcext:value-type="float">
            <text:p>61.575543286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344" calcext:value-type="float">
            <text:p>56344</text:p>
          </table:table-cell>
          <table:table-cell office:value-type="float" office:value="288" calcext:value-type="float">
            <text:p>288</text:p>
          </table:table-cell>
          <table:table-cell office:value-type="float" office:value="54.265747787726" calcext:value-type="float">
            <text:p>54.26574778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808" calcext:value-type="float">
            <text:p>56808</text:p>
          </table:table-cell>
          <table:table-cell office:value-type="float" office:value="291" calcext:value-type="float">
            <text:p>291</text:p>
          </table:table-cell>
          <table:table-cell office:value-type="float" office:value="61.548171922849" calcext:value-type="float">
            <text:p>61.54817192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272" calcext:value-type="float">
            <text:p>57272</text:p>
          </table:table-cell>
          <table:table-cell office:value-type="float" office:value="294" calcext:value-type="float">
            <text:p>294</text:p>
          </table:table-cell>
          <table:table-cell office:value-type="float" office:value="50.503785705188" calcext:value-type="float">
            <text:p>50.50378570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736" calcext:value-type="float">
            <text:p>57736</text:p>
          </table:table-cell>
          <table:table-cell office:value-type="float" office:value="297" calcext:value-type="float">
            <text:p>297</text:p>
          </table:table-cell>
          <table:table-cell office:value-type="float" office:value="53.758833456333" calcext:value-type="float">
            <text:p>53.75883345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8200" calcext:value-type="float">
            <text:p>58200</text:p>
          </table:table-cell>
          <table:table-cell office:value-type="float" office:value="300" calcext:value-type="float">
            <text:p>300</text:p>
          </table:table-cell>
          <table:table-cell office:value-type="float" office:value="57.652839558185" calcext:value-type="float">
            <text:p>57.6528395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/5.1.4.2$Linux_X86_64 LibreOffice_project/10m0$Build-2</meta:generator>
  </office:meta>
</office:document-meta>
</file>